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rabajos relacionados </text:h>
      <text:p text:style-name="UBUcuerpoTrabajo"/>
      <text:p text:style-name="UBUcuerpoTrabajo"/>
      <text:p text:style-name="UBUcuerpoTrabajo"/>
      <text:p text:style-name="UBUcuerpoTrabajo"><text:a xlink:type="simple" xlink:href="http://oa.upm.es/39677/1/TFM_JOSE_LUIS_SAMPER_ESCUDERO.pdf" text:style-name="Internet_20_link" text:visited-style-name="Visited_20_Internet_20_Link">http://oa.upm.es/39677/1/TFM_JOSE_LUIS_SAMPER_ESCUDERO.pdf</text:a></text:p>
      <text:p text:style-name="UBUcuerpoTrabajo"/>
      <text:p text:style-name="UBUcuerpoTrabajo"><text:a xlink:type="simple" xlink:href="http://bibing.us.es/proyectos/abreproy/90360/fichero/TFG+Víctor+Hugo+Gómez+Tejada.pdf" text:style-name="Internet_20_link" text:visited-style-name="Visited_20_Internet_20_Link">http://bibing.us.es/proyectos/abreproy/90360/fichero/TFG+V%C3%ADctor+Hugo+G%C3%B3mez+Tejada.pdf</text:a>+</text:p>
      <text:p text:style-name="UBUcuerpoTrabajo"/>
      <text:p text:style-name="UBUcuerpoTrabajo"><text:a xlink:type="simple" xlink:href="http://repositori.uji.es/xmlui/bitstream/handle/10234/147985/TFM_León%20Pérez_Julio%20Jesús.pdf?sequence=1" text:style-name="Internet_20_link" text:visited-style-name="Visited_20_Internet_20_Link">http://repositori.uji.es/xmlui/bitstream/handle/10234/147985/TFM_Leo%CC%81n%20Pe%CC%81rez_Julio%20Jesu%CC%81s.pdf?sequence=1</text:a></text:p>
      <text:p text:style-name="UBUcuerpoTrabaj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top="0.42cm" fo:margin-bottom="0.21cm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6_TrabajosRelacionados.odt</text:file-name> v.<text:editing-cycles>9</text:editing-cycles> <text:title/><text:modification-date style:data-style-name="N103">25/may/17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16:03</meta:creation-date>
    <meta:generator>OpenOffice/4.1.3$Win32 OpenOffice.org_project/413m1$Build-9783</meta:generator>
    <dc:date>2017-05-25T13:10:52.88</dc:date>
    <dc:creator>Carmelo Basconcillos Reyero</dc:creator>
    <meta:editing-duration>PT1H29M41S</meta:editing-duration>
    <meta:editing-cycles>9</meta:editing-cycles>
    <meta:document-statistic meta:table-count="0" meta:image-count="0" meta:object-count="0" meta:page-count="1" meta:paragraph-count="5" meta:word-count="9" meta:character-count="346"/>
  </office:meta>
</office:document-meta>
</file>